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4323" officeooo:paragraph-rsid="000f4323"/>
    </style:style>
    <style:style style:name="P2" style:family="paragraph" style:parent-style-name="Standard">
      <style:text-properties officeooo:rsid="00112a08" officeooo:paragraph-rsid="00112a08"/>
    </style:style>
    <style:style style:name="P3" style:family="paragraph" style:parent-style-name="Standard">
      <style:text-properties officeooo:rsid="0012870c" officeooo:paragraph-rsid="00112a08"/>
    </style:style>
    <style:style style:name="P4" style:family="paragraph" style:parent-style-name="Standard">
      <style:text-properties officeooo:rsid="0012870c" officeooo:paragraph-rsid="0012870c"/>
    </style:style>
    <style:style style:name="P5" style:family="paragraph" style:parent-style-name="Standard">
      <style:text-properties officeooo:paragraph-rsid="00112a08"/>
    </style:style>
    <style:style style:name="P6" style:family="paragraph" style:parent-style-name="Standard">
      <style:text-properties officeooo:rsid="001331fb" officeooo:paragraph-rsid="001331fb"/>
    </style:style>
    <style:style style:name="T1" style:family="text">
      <style:text-properties officeooo:rsid="000d5772"/>
    </style:style>
    <style:style style:name="T2" style:family="text">
      <style:text-properties officeooo:rsid="000dccbb"/>
    </style:style>
    <style:style style:name="T3" style:family="text">
      <style:text-properties officeooo:rsid="000e27e0"/>
    </style:style>
    <style:style style:name="T4" style:family="text">
      <style:text-properties officeooo:rsid="00112a08"/>
    </style:style>
    <style:style style:name="T5" style:family="text">
      <style:text-properties officeooo:rsid="0011f57b"/>
    </style:style>
    <style:style style:name="T6" style:family="text">
      <style:text-properties officeooo:rsid="001331fb"/>
    </style:style>
    <style:style style:name="T7" style:family="text">
      <style:text-properties officeooo:rsid="001418eb"/>
    </style:style>
    <style:style style:name="T8" style:family="text">
      <style:text-properties officeooo:rsid="001418eb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445d8" fo:background-color="#ffff00" loext:char-shading-value="0"/>
    </style:style>
    <style:style style:name="T11" style:family="text">
      <style:text-properties fo:background-color="#ff3333" loext:char-shading-value="0"/>
    </style:style>
    <style:style style:name="T12" style:family="text">
      <style:text-properties officeooo:rsid="001418eb" fo:background-color="#ff3333" loext:char-shading-value="0"/>
    </style:style>
    <style:style style:name="T13" style:family="text">
      <style:text-properties officeooo:rsid="001418eb" fo:background-color="#ff3333" loext:char-shading-value="0"/>
    </style:style>
    <style:style style:name="T14" style:family="text">
      <style:text-properties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<text:span text:style-name="T1">make-----------------------</text:span></text:p>
      <text:p text:style-name="Standard">→<text:span text:style-name="T1"> Das Programm make erwartet ein makefile, in dem steht, was make machen soll, z.B. welcher Compiler soll verwändet werden.</text:span></text:p>
      <text:p text:style-name="Standard"/>
      <text:p text:style-name="Standard">-----------------------<text:span text:style-name="T1">makefile-----------------------</text:span></text:p>
      <text:p text:style-name="Standard">→<text:span text:style-name="T2"> target: sagt make, was das Ziel ist.</text:span></text:p>
      <text:p text:style-name="Standard"><text:tab/>→<text:span text:style-name="T3"> es kann angegeben werden, von welcher Datei oder anderem target, das target abhängt.</text:span></text:p>
      <text:p text:style-name="Standard">→<text:span text:style-name="T2"> Regel: die zum target dazugehörige Regel.</text:span></text:p>
      <text:p text:style-name="Standard"/>
      <text:p text:style-name="P1">Beispiel:</text:p>
      <text:p text:style-name="P1"/>
      <text:p text:style-name="P1">Datei: Makefile.</text:p>
      <text:p text:style-name="P1"/>
      <text:p text:style-name="P1">//<text:span text:style-name="T7">Das target ist </text:span><text:span text:style-name="T8">Output</text:span><text:span text:style-name="T7"> und hängt von main.o und hello.o ab.</text:span></text:p>
      <text:p text:style-name="P1">//<text:span text:style-name="T7">wenn main.o und hello.o vorhanden sind, werden sie kompiliert.</text:span></text:p>
      <text:p text:style-name="P1">//<text:span text:style-name="T7">sind sie bereits vorhanden und es gab keine Änderung der Dateien, wird die </text:span><text:span text:style-name="T13">Regel</text:span><text:span text:style-name="T7"> nicht neu //ausgeführt. </text:span></text:p>
      <text:p text:style-name="P1"><text:span text:style-name="T9">Output</text:span>: main.o hello.o</text:p>
      <text:p text:style-name="P1"><text:tab/><text:span text:style-name="T14">g++ main.o hello.o -o helloWorld </text:span></text:p>
      <text:p text:style-name="Standard"/>
      <text:p text:style-name="P5"><text:span text:style-name="T4">main.o: main.cpp</text:span></text:p>
      <text:p text:style-name="P2"><text:tab/>g++ -c main.cpp</text:p>
      <text:p text:style-name="P3"/>
      <text:p text:style-name="P4">hello.o: hello.cpp hello.h</text:p>
      <text:p text:style-name="P4"><text:tab/>g++ -c hello.cpp </text:p>
      <text:p text:style-name="P3"/>
      <text:p text:style-name="P3">//<text:span text:style-name="T6">bei Aufruf von: $ make clean, werden .o-files und helloWorld gelöscht.</text:span></text:p>
      <text:p text:style-name="P6">clean:</text:p>
      <text:p text:style-name="P6"><text:tab/>rm *.o hello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0:02:50.206584464</meta:creation-date>
    <meta:generator>LibreOffice/5.1.6.2$Linux_X86_64 LibreOffice_project/10m0$Build-2</meta:generator>
    <dc:date>2018-06-02T11:53:48.492088176</dc:date>
    <meta:editing-duration>PT38M35S</meta:editing-duration>
    <meta:editing-cycles>9</meta:editing-cycles>
    <meta:document-statistic meta:table-count="0" meta:image-count="0" meta:object-count="0" meta:page-count="1" meta:paragraph-count="20" meta:word-count="127" meta:character-count="883" meta:non-whitespace-character-count="770"/>
  </office:meta>
</office:document-meta>
</file>